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3" table:number-columns-repeated="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ur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PLAYED</text:p>
          </table:table-cell>
          <table:table-cell table:number-columns-repeated="2"/>
          <table:table-cell table:style-name="ce2" office:value-type="string" calcext:value-type="string">
            <text:p>DUREE</text:p>
          </table:table-cell>
          <table:table-cell table:style-name="ce2" table:formula="of:=SUM([.F5:.F862])"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formula="of:=[.C5]*[.E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]*[.E6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7]*[.E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8]*[.E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C10]*[.E10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11]*[.E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12]*[.E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13]*[.E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14]*[.E14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15]*[.E15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16]*[.E16]" office:value-type="float" office:value="11.5" calcext:value-type="float">
            <text:p>11,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17]*[.E17]" office:value-type="float" office:value="0" calcext:value-type="float">
            <text:p>0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18]*[.E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19]*[.E19]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[.C20]*[.E20]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1]*[.E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C22]*[.E22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[.C23]*[.E23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24]*[.E2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C25]*[.E25]"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]*[.E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tro 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7]*[.E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rhensar <text:s/>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8]*[.E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hoomtala Chill 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]*[.E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golian step</text:p>
          </table:table-cell>
          <table:table-cell office:value-type="float" office:value="6" calcext:value-type="float">
            <text:p>6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formula="of:=[.C30]*[.E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awa <text:s/>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]*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yahuaska 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32]*[.E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nsi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*[.E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dian kid 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]*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derlezi <text:s text:c="2"/>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]*[.E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Amana <text:s text:c="2"/></text:p>
          </table:table-cell>
          <table:table-cell office:value-type="float" office:value="5" calcext:value-type="float">
            <text:p>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36]*[.E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planet <text:s/>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table:formula="of:=[.C37]*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a aka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8]*[.E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ission bondlywood 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]*[.E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udumbao <text:s text:c="11"/>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C40]*[.E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rigins <text:s text:c="8"/>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C41]*[.E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]*[.E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asar</text:p>
          </table:table-cell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[.C43]*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urney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]*[.E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ntra</text:p>
          </table:table-cell>
          <table:table-cell office:value-type="float" office:value="11.5" calcext:value-type="float">
            <text:p>11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C45]*[.E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ngba</text:p>
          </table:table-cell>
          <table:table-cell office:value-type="float" office:value="4.5" calcext:value-type="float">
            <text:p>4,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[.C46]*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 boule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7]*[.E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]*[.E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]*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]*[.E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]*[.E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]*[.E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]*[.E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]*[.E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]*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]*[.E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]*[.E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]*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]*[.E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]*[.E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]*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]*[.E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]*[.E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4]*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5]*[.E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6]*[.E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7]*[.E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8]*[.E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9]*[.E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0]*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1]*[.E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2]*[.E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3]*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4]*[.E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5]*[.E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6]*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7]*[.E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8]*[.E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79]*[.E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0]*[.E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1]*[.E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2]*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3]*[.E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4]*[.E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5]*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6]*[.E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7]*[.E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8]*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89]*[.E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0]*[.E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1]*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2]*[.E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3]*[.E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4]*[.E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5]*[.E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6]*[.E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7]*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8]*[.E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99]*[.E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0]*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1]*[.E1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2]*[.E1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3]*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4]*[.E1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5]*[.E1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6]*[.E1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7]*[.E1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8]*[.E1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09]*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0]*[.E1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1]*[.E1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2]*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3]*[.E1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4]*[.E1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5]*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6]*[.E1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7]*[.E1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8]*[.E1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19]*[.E1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0]*[.E1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1]*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2]*[.E1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3]*[.E1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4]*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5]*[.E1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6]*[.E1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7]*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8]*[.E1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29]*[.E1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0]*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1]*[.E1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2]*[.E1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3]*[.E1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4]*[.E1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5]*[.E1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6]*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7]*[.E1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8]*[.E1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39]*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0]*[.E1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1]*[.E1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2]*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3]*[.E1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4]*[.E1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5]*[.E1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6]*[.E1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7]*[.E1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8]*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49]*[.E1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0]*[.E1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1]*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2]*[.E1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3]*[.E1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4]*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5]*[.E1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6]*[.E1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7]*[.E1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8]*[.E1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59]*[.E1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0]*[.E1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1]*[.E1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2]*[.E1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3]*[.E1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4]*[.E1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5]*[.E1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6]*[.E1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7]*[.E1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8]*[.E1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69]*[.E1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0]*[.E1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1]*[.E1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2]*[.E1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3]*[.E1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4]*[.E1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5]*[.E1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6]*[.E1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7]*[.E1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8]*[.E1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79]*[.E1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0]*[.E1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1]*[.E1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2]*[.E1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3]*[.E1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4]*[.E1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5]*[.E1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6]*[.E1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7]*[.E1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8]*[.E1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89]*[.E1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0]*[.E1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1]*[.E1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2]*[.E1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3]*[.E1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4]*[.E1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5]*[.E1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6]*[.E1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7]*[.E1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8]*[.E1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199]*[.E1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0]*[.E2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1]*[.E2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2]*[.E2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3]*[.E2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4]*[.E2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5]*[.E2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6]*[.E2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7]*[.E2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8]*[.E2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09]*[.E2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0]*[.E2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1]*[.E2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2]*[.E2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3]*[.E2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4]*[.E2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5]*[.E2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6]*[.E2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7]*[.E2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8]*[.E2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19]*[.E2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0]*[.E2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1]*[.E2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2]*[.E2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3]*[.E2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4]*[.E2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5]*[.E2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6]*[.E2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7]*[.E2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8]*[.E2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29]*[.E2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0]*[.E2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1]*[.E2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2]*[.E2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3]*[.E2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4]*[.E2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5]*[.E2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6]*[.E2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7]*[.E2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8]*[.E2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39]*[.E2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0]*[.E2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1]*[.E2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2]*[.E2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3]*[.E2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4]*[.E2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5]*[.E2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6]*[.E2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7]*[.E2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8]*[.E2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49]*[.E2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0]*[.E2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1]*[.E2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2]*[.E2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3]*[.E2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4]*[.E2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5]*[.E2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6]*[.E2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7]*[.E2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8]*[.E2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59]*[.E2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0]*[.E2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1]*[.E2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2]*[.E2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3]*[.E2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4]*[.E2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5]*[.E2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6]*[.E2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7]*[.E2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8]*[.E2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69]*[.E2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0]*[.E2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1]*[.E2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2]*[.E2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3]*[.E2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4]*[.E2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5]*[.E2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6]*[.E2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7]*[.E2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8]*[.E2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79]*[.E2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0]*[.E2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1]*[.E2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2]*[.E2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3]*[.E2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4]*[.E2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5]*[.E2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6]*[.E2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7]*[.E2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8]*[.E2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89]*[.E2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0]*[.E2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1]*[.E2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2]*[.E2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3]*[.E2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4]*[.E2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5]*[.E2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6]*[.E2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7]*[.E2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8]*[.E2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299]*[.E2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0]*[.E3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1]*[.E3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2]*[.E3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3]*[.E3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4]*[.E3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5]*[.E3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6]*[.E3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7]*[.E3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8]*[.E3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09]*[.E3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0]*[.E3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1]*[.E3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2]*[.E3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3]*[.E3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4]*[.E3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5]*[.E3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6]*[.E3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7]*[.E3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8]*[.E3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19]*[.E3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0]*[.E3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1]*[.E3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2]*[.E3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3]*[.E3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4]*[.E3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5]*[.E3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6]*[.E3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7]*[.E3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8]*[.E3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29]*[.E3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0]*[.E3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1]*[.E3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2]*[.E3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3]*[.E3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4]*[.E3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5]*[.E3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6]*[.E3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7]*[.E3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8]*[.E3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39]*[.E3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0]*[.E3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1]*[.E3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2]*[.E3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3]*[.E3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4]*[.E3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5]*[.E3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6]*[.E3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7]*[.E3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8]*[.E3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49]*[.E3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0]*[.E3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1]*[.E3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2]*[.E3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3]*[.E3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4]*[.E3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5]*[.E3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6]*[.E3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7]*[.E3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8]*[.E3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59]*[.E3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0]*[.E3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1]*[.E3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2]*[.E3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3]*[.E3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4]*[.E3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5]*[.E3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6]*[.E3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7]*[.E3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8]*[.E3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69]*[.E3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0]*[.E3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1]*[.E3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2]*[.E3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3]*[.E3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4]*[.E3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5]*[.E3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6]*[.E3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7]*[.E3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8]*[.E3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79]*[.E3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0]*[.E3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1]*[.E3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2]*[.E3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3]*[.E3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4]*[.E3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5]*[.E3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6]*[.E3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7]*[.E3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8]*[.E3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89]*[.E3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0]*[.E3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1]*[.E3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2]*[.E3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3]*[.E3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4]*[.E3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5]*[.E3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6]*[.E3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7]*[.E3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8]*[.E3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399]*[.E3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0]*[.E4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1]*[.E4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2]*[.E4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3]*[.E4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4]*[.E4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5]*[.E4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6]*[.E4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7]*[.E4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8]*[.E4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09]*[.E4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0]*[.E4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1]*[.E4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2]*[.E4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3]*[.E4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4]*[.E4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5]*[.E4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6]*[.E4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7]*[.E4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8]*[.E4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19]*[.E4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0]*[.E4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1]*[.E4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2]*[.E4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3]*[.E4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4]*[.E4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5]*[.E4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6]*[.E4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7]*[.E4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8]*[.E4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29]*[.E4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0]*[.E4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1]*[.E4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2]*[.E4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3]*[.E4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4]*[.E4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5]*[.E4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6]*[.E4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7]*[.E4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8]*[.E4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39]*[.E4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0]*[.E4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1]*[.E4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2]*[.E4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3]*[.E4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4]*[.E4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5]*[.E4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6]*[.E4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7]*[.E4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8]*[.E4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49]*[.E4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0]*[.E4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1]*[.E4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2]*[.E4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3]*[.E4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4]*[.E4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5]*[.E4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6]*[.E4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7]*[.E4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8]*[.E4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59]*[.E4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0]*[.E4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1]*[.E4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2]*[.E4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3]*[.E4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4]*[.E4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5]*[.E4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6]*[.E4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7]*[.E4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8]*[.E4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69]*[.E4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0]*[.E4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1]*[.E4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2]*[.E4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3]*[.E4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4]*[.E4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5]*[.E4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6]*[.E4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7]*[.E4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8]*[.E4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79]*[.E4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0]*[.E4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1]*[.E4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2]*[.E4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3]*[.E4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4]*[.E4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5]*[.E4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6]*[.E4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7]*[.E4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8]*[.E4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89]*[.E4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0]*[.E4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1]*[.E4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2]*[.E4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3]*[.E4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4]*[.E4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5]*[.E4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6]*[.E4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7]*[.E4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8]*[.E4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499]*[.E4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0]*[.E5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1]*[.E5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2]*[.E5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3]*[.E5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4]*[.E5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5]*[.E5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6]*[.E5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7]*[.E5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8]*[.E5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09]*[.E5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0]*[.E5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1]*[.E5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2]*[.E5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3]*[.E5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4]*[.E5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5]*[.E5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6]*[.E5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7]*[.E5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8]*[.E5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19]*[.E5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0]*[.E5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1]*[.E5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2]*[.E5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3]*[.E5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4]*[.E5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5]*[.E5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6]*[.E5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7]*[.E5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8]*[.E5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29]*[.E5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0]*[.E5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1]*[.E5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2]*[.E5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3]*[.E5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4]*[.E5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5]*[.E5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6]*[.E5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7]*[.E5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8]*[.E53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39]*[.E5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0]*[.E54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1]*[.E54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2]*[.E5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3]*[.E5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4]*[.E54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5]*[.E5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6]*[.E5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7]*[.E54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8]*[.E5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49]*[.E5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0]*[.E55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1]*[.E5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2]*[.E55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3]*[.E55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4]*[.E5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5]*[.E5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6]*[.E55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7]*[.E55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8]*[.E5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59]*[.E55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0]*[.E56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1]*[.E5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2]*[.E56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3]*[.E56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4]*[.E5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5]*[.E56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6]*[.E56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7]*[.E56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8]*[.E56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69]*[.E56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0]*[.E5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1]*[.E57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2]*[.E57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3]*[.E5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4]*[.E57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5]*[.E57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6]*[.E5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7]*[.E5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8]*[.E57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79]*[.E57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0]*[.E58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1]*[.E58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2]*[.E5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3]*[.E58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4]*[.E58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5]*[.E5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6]*[.E58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7]*[.E58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8]*[.E5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89]*[.E58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0]*[.E59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1]*[.E5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2]*[.E59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3]*[.E59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4]*[.E59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5]*[.E59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6]*[.E59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7]*[.E5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8]*[.E59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599]*[.E59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0]*[.E6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1]*[.E60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2]*[.E60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3]*[.E6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4]*[.E60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5]*[.E60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6]*[.E60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7]*[.E60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8]*[.E60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09]*[.E6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0]*[.E6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1]*[.E61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2]*[.E6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3]*[.E6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4]*[.E6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5]*[.E6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6]*[.E61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7]*[.E6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8]*[.E6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19]*[.E6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0]*[.E6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1]*[.E6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2]*[.E6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3]*[.E6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4]*[.E6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5]*[.E6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6]*[.E6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7]*[.E6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8]*[.E6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29]*[.E6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0]*[.E6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C631]*[.E631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94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00/00/0000</text:date>, <text:time style:data-style-name="N2" text:time-value="19:20:20.0183621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9:30:33.065976030</meta:creation-date>
    <dc:date>2021-07-01T20:18:53.994854225</dc:date>
    <meta:editing-duration>PT5H27M56S</meta:editing-duration>
    <meta:editing-cycles>7</meta:editing-cycles>
    <meta:generator>LibreOffice/5.1.6.2$Linux_X86_64 LibreOffice_project/10m0$Build-2</meta:generator>
    <meta:document-statistic meta:table-count="1" meta:cell-count="786" meta:object-count="0"/>
  </office:meta>
</office:document-meta>
</file>